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9ca3"/>
    </style:style>
    <style:style style:name="P2" style:family="paragraph" style:parent-style-name="Heading_20_2">
      <style:text-properties officeooo:paragraph-rsid="00099ca3"/>
    </style:style>
    <style:style style:name="P3" style:family="paragraph" style:parent-style-name="Text_20_body">
      <style:text-properties officeooo:rsid="001f3667" officeooo:paragraph-rsid="00099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E REQUIREMENTS SPECIFICATION (SRS)</text:h>
      <text:p text:style-name="P3">(Submitted by Arnav Pratap 1NT24IS042 SELAB04)</text:p>
      <text:h text:style-name="P2" text:outline-level="2">1. Introduction<text:line-break/>2. Overall Description<text:line-break/>3. Specific Requirements<text:line-break/>4. Verification<text:line-break/>5. Validation<text:line-break/>6. Version Control<text:line-break/>7. Appendi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3T10:09:47.631693329</meta:creation-date>
    <meta:generator>LibreOffice/6.4.7.2$Linux_X86_64 LibreOffice_project/40$Build-2</meta:generator>
    <dc:date>2026-03-23T10:14:12.486942705</dc:date>
    <meta:editing-duration>PT2M3S</meta:editing-duration>
    <meta:editing-cycles>1</meta:editing-cycles>
    <meta:document-statistic meta:table-count="0" meta:image-count="0" meta:object-count="0" meta:page-count="1" meta:paragraph-count="3" meta:word-count="27" meta:character-count="213" meta:non-whitespace-character-count="189"/>
  </office:meta>
</office:document-meta>
</file>